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1.53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5.039cm"/>
    </style:style>
    <style:style style:name="co8" style:family="table-column">
      <style:table-column-properties fo:break-before="page" style:column-width="5.039cm"/>
    </style:style>
    <style:style style:name="ro9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3" number:language="fr" number:country="FR">
      <number:number number:decimal-places="0" number:min-integer-digits="1" number:grouping="true"/>
    </number:number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062cm solid #000000" style:direction="ltr" style:rotation-angle="0" style:rotation-align="none" style:shrink-to-fit="tru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ff00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88cm solid #000000" fo:background-color="#ff00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105cm double #000000" style:border-line-width-bottom="0.035cm 0.035cm 0.035cm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justify" fo:margin-left="0cm" style:writing-mode="page"/>
      <style:text-properties fo:color="#ff66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true" fo:border-top="non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0.035cm solid #000000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0.035cm solid #000000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0.002cm solid #000000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002cm solid #000000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0.105cm double #000000" style:border-line-width-bottom="0.035cm 0.035cm 0.035cm" fo:background-color="#ff00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2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5" style:family="table-cell" style:parent-style-name="Excel_20_Built-in_20_Normal" style:data-style-name="N116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56" style:family="table-cell" style:parent-style-name="Default" style:data-style-name="N2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ackground-color="#ff00ff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Excel_20_Built-in_20_Normal" style:data-style-name="N116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6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65" style:family="table-cell" style:parent-style-name="Excel_20_Built-in_20_Normal" style:data-style-name="N503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105cm double #000000" style:border-line-width-bottom="0.035cm 0.035cm 0.035cm" fo:background-color="#ff00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Excel_20_Built-in_20_Normal" style:data-style-name="N11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0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Excel_20_Built-in_20_Normal" style:data-style-name="N11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2" style:family="table-cell" style:parent-style-name="Excel_20_Built-in_20_Normal" style:data-style-name="N11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3" style:family="table-cell" style:parent-style-name="Excel_20_Built-in_20_Normal" style:data-style-name="N116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4" style:family="table-cell" style:parent-style-name="Excel_20_Built-in_20_Normal" style:data-style-name="N116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75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-ranges="Feuil1.A1:Feuil1.E39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8" table:default-cell-style-name="ce5"/>
        <table:table-column table:style-name="co6" table:number-columns-repeated="1016" table:default-cell-style-name="ce5"/>
        <table:table-row table:style-name="ro2">
          <table:table-cell table:style-name="ce1" office:value-type="string">
            <text:p>TELEXCEL COTE D’IVOIRE</text:p>
          </table:table-cell>
          <table:table-cell table:number-columns-repeated="1023"/>
        </table:table-row>
        <table:table-row table:style-name="ro3">
          <table:table-cell table:style-name="ce2"/>
          <table:table-cell/>
          <table:table-cell table:style-name="ce21"/>
          <table:table-cell table:style-name="ce49"/>
          <table:table-cell table:style-name="ce21"/>
          <table:table-cell table:number-columns-repeated="1019"/>
        </table:table-row>
        <table:table-row table:style-name="ro4">
          <table:table-cell table:style-name="ce3" office:value-type="string">
            <text:p>7 avenue Nogues, immeuble SCI Broadway (BSIC), 5ième étage 01 BP5754 abidjan 01</text:p>
          </table:table-cell>
          <table:table-cell table:style-name="ce21"/>
          <table:table-cell table:style-name="ce31" table:number-columns-spanned="3" table:number-rows-spanned="2"/>
          <table:covered-table-cell table:number-columns-repeated="2" table:style-name="ce31"/>
          <table:table-cell table:number-columns-repeated="1019"/>
        </table:table-row>
        <table:table-row table:style-name="ro5">
          <table:table-cell table:style-name="ce3" office:value-type="string">
            <text:p>Tel 00(225) 03 23 23 25</text:p>
          </table:table-cell>
          <table:table-cell table:style-name="ce21"/>
          <table:covered-table-cell table:number-columns-repeated="3" table:style-name="ce31"/>
          <table:table-cell table:number-columns-repeated="1019"/>
        </table:table-row>
        <table:table-row table:style-name="ro5">
          <table:table-cell table:style-name="ce4" office:value-type="string">
            <text:p><text:a xlink:href="http://www.telexcel.net/">www.telexcel.net</text:a></text:p>
          </table:table-cell>
          <table:table-cell table:style-name="ce21"/>
          <table:table-cell table:style-name="ce31" table:number-columns-spanned="3" table:number-rows-spanned="1"/>
          <table:covered-table-cell table:number-columns-repeated="2" table:style-name="ce50"/>
          <table:table-cell table:number-columns-repeated="1019"/>
        </table:table-row>
        <table:table-row table:style-name="ro5">
          <table:table-cell/>
          <table:table-cell table:style-name="ce21"/>
          <table:table-cell table:style-name="ce31" table:number-columns-spanned="3" table:number-rows-spanned="1"/>
          <table:covered-table-cell table:number-columns-repeated="2" table:style-name="ce50"/>
          <table:table-cell table:number-columns-repeated="1019"/>
        </table:table-row>
        <table:table-row table:style-name="ro5">
          <table:table-cell table:number-columns-repeated="2"/>
          <table:table-cell table:style-name="ce32" office:value-type="string">
            <text:p>Facture</text:p>
          </table:table-cell>
          <table:table-cell table:style-name="ce51" office:value-type="string" table:number-columns-spanned="2" table:number-rows-spanned="1">
            <text:p><text:a xlink:href="python://o.name">name</text:a></text:p>
          </table:table-cell>
          <table:covered-table-cell table:style-name="ce64"/>
          <table:table-cell table:number-columns-repeated="1019"/>
        </table:table-row>
        <table:table-row table:style-name="ro5">
          <table:table-cell table:number-columns-repeated="2"/>
          <table:table-cell table:style-name="ce33" office:value-type="string">
            <text:p>Date : </text:p>
          </table:table-cell>
          <table:table-cell table:style-name="ce52" office:value-type="string" table:number-columns-spanned="2" table:number-rows-spanned="1">
            <text:p><text:a xlink:href="python://get_date(cr,o.date)">date</text:a></text:p>
          </table:table-cell>
          <table:covered-table-cell table:style-name="ce65"/>
          <table:table-cell table:number-columns-repeated="1019"/>
        </table:table-row>
        <table:table-row table:style-name="ro5">
          <table:table-cell table:style-name="ce6" office:value-type="string">
            <text:p>OXYGENE</text:p>
          </table:table-cell>
          <table:table-cell/>
          <table:table-cell table:style-name="ce34" office:value-type="string">
            <text:p>Client </text:p>
          </table:table-cell>
          <table:table-cell table:style-name="ce53" office:value-type="string" table:number-columns-spanned="2" table:number-rows-spanned="1">
            <text:p>OXYGENE</text:p>
          </table:table-cell>
          <table:covered-table-cell table:style-name="ce16"/>
          <table:table-cell table:number-columns-repeated="1019"/>
        </table:table-row>
        <table:table-row table:style-name="ro5">
          <table:table-cell table:style-name="ce7" office:value-type="string">
            <text:p>114 BIS RUE MICHEL ANGE</text:p>
          </table:table-cell>
          <table:table-cell/>
          <table:table-cell table:style-name="ce35" office:value-type="string">
            <text:p>Référence </text:p>
          </table:table-cell>
          <table:table-cell table:style-name="ce54"/>
          <table:table-cell table:style-name="ce16"/>
          <table:table-cell table:number-columns-repeated="1019"/>
        </table:table-row>
        <table:table-row table:style-name="ro5">
          <table:table-cell table:style-name="ce8" office:value-type="string">
            <text:p>75016 PARIS</text:p>
          </table:table-cell>
          <table:table-cell table:style-name="ce7"/>
          <table:table-cell table:style-name="ce36" office:value-type="string">
            <text:p>Production</text:p>
          </table:table-cell>
          <table:table-cell table:style-name="ce52" office:value-type="string" table:number-columns-spanned="2" table:number-rows-spanned="1">
            <text:p>SEMAINE <text:a xlink:href="python://o.invoice_id.prod">Prod</text:a></text:p>
          </table:table-cell>
          <table:covered-table-cell table:style-name="ce65"/>
          <table:table-cell table:number-columns-repeated="1019"/>
        </table:table-row>
        <table:table-row table:style-name="ro5">
          <table:table-cell table:style-name="ce7" office:value-type="string">
            <text:p>France</text:p>
          </table:table-cell>
          <table:table-cell table:style-name="ce22"/>
          <table:table-cell table:style-name="ce37" office:value-type="string">
            <text:p>Semaine de retours</text:p>
          </table:table-cell>
          <table:table-cell table:style-name="ce52" office:value-type="string" table:number-columns-spanned="2" table:number-rows-spanned="1">
            <text:p>SEMAINE <text:a xlink:href="python://o.invoice_id.retour">Retour</text:a></text:p>
          </table:table-cell>
          <table:covered-table-cell table:style-name="ce65"/>
          <table:table-cell table:number-columns-repeated="1019"/>
        </table:table-row>
        <table:table-row table:style-name="ro5">
          <table:table-cell/>
          <table:table-cell table:style-name="ce7"/>
          <table:table-cell table:style-name="ce38" office:value-type="string">
            <text:p><text:s/>Montant HT</text:p>
          </table:table-cell>
          <table:table-cell table:style-name="ce55" table:formula="of:=+[.E24]+[.E25]" office:value-type="float" office:value="0" table:number-columns-spanned="2" table:number-rows-spanned="1">
            <text:p>#VALEUR !</text:p>
          </table:table-cell>
          <table:covered-table-cell table:style-name="ce55"/>
          <table:table-cell table:number-columns-repeated="1019"/>
        </table:table-row>
        <table:table-row table:style-name="ro3">
          <table:table-cell/>
          <table:table-cell table:style-name="ce7"/>
          <table:table-cell/>
          <table:table-cell table:style-name="ce39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39"/>
          <table:table-cell table:number-columns-repeated="1021"/>
        </table:table-row>
        <table:table-row table:style-name="ro3">
          <table:table-cell table:style-name="ce9" table:number-columns-repeated="2"/>
          <table:table-cell table:style-name="ce39"/>
          <table:table-cell table:number-columns-repeated="1021"/>
        </table:table-row>
        <table:table-row table:style-name="ro3">
          <table:table-cell table:style-name="ce10" office:value-type="string">
            <text:p>Opération</text:p>
          </table:table-cell>
          <table:table-cell table:style-name="ce23" office:value-type="string" table:number-columns-spanned="4" table:number-rows-spanned="1">
            <text:p>PRISE DE RENDEZ VOUS</text:p>
          </table:table-cell>
          <table:covered-table-cell table:number-columns-repeated="2" table:style-name="ce40"/>
          <table:covered-table-cell table:style-name="ce66"/>
          <table:table-cell table:number-columns-repeated="1019"/>
        </table:table-row>
        <table:table-row table:style-name="ro3">
          <table:table-cell table:style-name="ce11" office:value-type="string">
            <text:p>Mode de règlement <text:s/></text:p>
          </table:table-cell>
          <table:table-cell table:style-name="ce24" office:value-type="string" table:number-columns-spanned="4" table:number-rows-spanned="1">
            <text:p>Virement Swift à réception de facture </text:p>
          </table:table-cell>
          <table:covered-table-cell table:number-columns-repeated="2" table:style-name="ce41"/>
          <table:covered-table-cell table:style-name="ce67"/>
          <table:table-cell table:number-columns-repeated="1019"/>
        </table:table-row>
        <table:table-row table:style-name="ro3">
          <table:table-cell table:style-name="ce12" table:number-columns-repeated="2"/>
          <table:table-cell table:style-name="ce42"/>
          <table:table-cell table:style-name="ce56"/>
          <table:table-cell table:style-name="ce42"/>
          <table:table-cell table:number-columns-repeated="1019"/>
        </table:table-row>
        <table:table-row table:style-name="ro3">
          <table:table-cell table:style-name="ce13" office:value-type="string">
            <text:p>DESIGNATION</text:p>
          </table:table-cell>
          <table:table-cell table:style-name="ce25" office:value-type="string">
            <text:p>Nbr CU</text:p>
          </table:table-cell>
          <table:table-cell table:style-name="ce25" office:value-type="string">
            <text:p>QTÉ en Heure</text:p>
          </table:table-cell>
          <table:table-cell table:style-name="ce57" office:value-type="string">
            <text:p>Prix Unitaire</text:p>
          </table:table-cell>
          <table:table-cell table:style-name="ce68" office:value-type="string">
            <text:p>Total HT</text:p>
          </table:table-cell>
          <table:table-cell table:number-columns-repeated="1019"/>
        </table:table-row>
        <table:table-row table:style-name="ro3">
          <table:table-cell table:style-name="ce14" office:value-type="string" table:number-columns-spanned="5" table:number-rows-spanned="1">
            <text:p>Sur la base d’un fichier clients fourni par OXYGENE</text:p>
          </table:table-cell>
          <table:covered-table-cell table:number-columns-repeated="4" table:style-name="ce26"/>
          <table:table-cell table:number-columns-repeated="1019"/>
        </table:table-row>
        <table:table-row table:style-name="ro3">
          <table:table-cell table:style-name="ce15"/>
          <table:table-cell table:style-name="ce27"/>
          <table:table-cell table:style-name="ce43"/>
          <table:table-cell table:style-name="ce58"/>
          <table:table-cell table:style-name="ce69"/>
          <table:table-cell table:number-columns-repeated="1019"/>
        </table:table-row>
        <table:table-row table:style-name="ro3">
          <table:table-cell table:style-name="ce16" office:value-type="string">
            <text:p><text:a xlink:href="python://o.dossier_id.name">Dossier</text:a></text:p>
          </table:table-cell>
          <table:table-cell table:style-name="ce27" office:value-type="string">
            <text:p><text:a xlink:href="python://o.cu_h">cu_h</text:a></text:p>
          </table:table-cell>
          <table:table-cell table:style-name="ce27"/>
          <table:table-cell table:style-name="ce58" office:value-type="string">
            <text:p><text:a xlink:href="python://o.price">Price</text:a></text:p>
          </table:table-cell>
          <table:table-cell table:style-name="ce69" table:formula="of:=[.B24]*[.D24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 table:style-name="ce17" table:number-columns-spanned="2" table:number-rows-spanned="1"/>
          <table:covered-table-cell table:style-name="ce28"/>
          <table:table-cell table:style-name="ce44"/>
          <table:table-cell table:style-name="ce59"/>
          <table:table-cell table:style-name="ce70"/>
          <table:table-cell table:number-columns-repeated="1019"/>
        </table:table-row>
        <table:table-row table:style-name="ro3">
          <table:table-cell table:style-name="ce18"/>
          <table:table-cell table:style-name="ce29"/>
          <table:table-cell table:style-name="ce45" office:value-type="string" table:number-columns-spanned="2" table:number-rows-spanned="1">
            <text:p>Montant <text:s/>H.T </text:p>
          </table:table-cell>
          <table:covered-table-cell table:style-name="ce60"/>
          <table:table-cell table:style-name="ce71" table:formula="of:=+[.E24]+[.E23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29"/>
          <table:table-cell table:style-name="ce46" office:value-type="string" table:number-columns-spanned="2" table:number-rows-spanned="1">
            <text:p>Total TVA</text:p>
          </table:table-cell>
          <table:covered-table-cell table:style-name="ce61"/>
          <table:table-cell table:style-name="ce72" office:value-type="float" office:value="0">
            <text:p>0,00 €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29"/>
          <table:table-cell table:style-name="ce47"/>
          <table:table-cell table:style-name="ce62"/>
          <table:table-cell table:style-name="ce73" table:formula="of:=[.E26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8" office:value-type="string" table:number-columns-spanned="2" table:number-rows-spanned="1">
            <text:p>Total prestation TTC </text:p>
          </table:table-cell>
          <table:covered-table-cell table:style-name="ce62"/>
          <table:table-cell table:style-name="ce74" table:formula="of:=[.E26]" office:value-type="float" office:value="0">
            <text:p>#VALEUR !</text:p>
          </table:table-cell>
          <table:table-cell table:number-columns-repeated="1019"/>
        </table:table-row>
        <table:table-row table:style-name="ro3">
          <table:table-cell/>
          <table:table-cell table:style-name="ce8"/>
          <table:table-cell table:style-name="ce9"/>
          <table:table-cell table:style-name="ce63"/>
          <table:table-cell table:style-name="ce75"/>
          <table:table-cell table:number-columns-repeated="1019"/>
        </table:table-row>
        <table:table-row table:style-name="ro3">
          <table:table-cell table:style-name="ce19" office:value-type="string">
            <text:p>Règlement et coordonnées bancaires :</text:p>
          </table:table-cell>
          <table:table-cell table:style-name="ce8"/>
          <table:table-cell table:style-name="ce9"/>
          <table:table-cell table:style-name="ce63"/>
          <table:table-cell table:style-name="ce75"/>
          <table:table-cell table:number-columns-repeated="1019"/>
        </table:table-row>
        <table:table-row table:style-name="ro7">
          <table:table-cell table:style-name="ce20"/>
          <table:table-cell table:style-name="ce8"/>
          <table:table-cell table:style-name="ce9"/>
          <table:table-cell table:style-name="ce63"/>
          <table:table-cell table:style-name="ce75"/>
          <table:table-cell table:number-columns-repeated="1019"/>
        </table:table-row>
        <table:table-row table:style-name="ro8">
          <table:table-cell table:style-name="ce3" office:value-type="string">
            <text:p>Modalité de règlement : Par <text:s/>virement SWIFT selon les conditions stipulées par le contrat.</text:p>
          </table:table-cell>
          <table:table-cell table:number-columns-repeated="1023"/>
        </table:table-row>
        <table:table-row table:style-name="ro3">
          <table:table-cell table:style-name="ce20" office:value-type="string">
            <text:p>Banque<text:span text:style-name="T1"> : SOCIETE IVOIRIENNE DE BANQUE</text:span></text:p>
          </table:table-cell>
          <table:table-cell table:number-columns-repeated="1023"/>
        </table:table-row>
        <table:table-row table:style-name="ro10">
          <table:table-cell table:style-name="ce20" office:value-type="string">
            <text:p>Adresse<text:span text:style-name="T1"> : AGENCE CENTRALE PLATEAU</text:span></text:p>
          </table:table-cell>
          <table:table-cell table:number-columns-repeated="1023"/>
        </table:table-row>
        <table:table-row table:style-name="ro3">
          <table:table-cell table:style-name="ce20" office:value-type="string">
            <text:p>IBAN <text:span text:style-name="T2">: CI93CI0070103090000515640025</text:span></text:p>
          </table:table-cell>
          <table:table-cell table:number-columns-repeated="1023"/>
        </table:table-row>
        <table:table-row table:style-name="ro3">
          <table:table-cell table:style-name="ce20" office:value-type="string">
            <text:p>CODE BIC<text:span text:style-name="T1"> : SIVBCIABXXX</text:span><text:span text:style-name="T3"> </text:span></text:p>
          </table:table-cell>
          <table:table-cell table:number-columns-repeated="1023"/>
        </table:table-row>
        <table:table-row table:style-name="ro3">
          <table:table-cell table:style-name="ce20" office:value-type="string">
            <text:p>N° Compte RIB<text:span text:style-name="T1"> : CI007 01030 900005156400-25</text:span>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s factures sont à régler dés réception.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table:table-column table:style-name="co7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3" table:style-name="ta3">
        <table:table-column table:style-name="co7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xcel_BuiltIn_Print_Area" table:base-cell-address="$Feuil1.$A$1" table:cell-range-address="$Feuil1.$A$1:.$E$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integer-digits="1" number:grouping="true"/>
      <number:text>    </number:text>
    </number:number-style>
    <number:number-style style:name="N108P1" style:volatile="true">
      <number:number number:decimal-places="2" number:min-integer-digits="1" number:grouping="true"/>
      <number:text>    </number:text>
    </number:number-style>
    <number:number-style style:name="N108P2" style:volatile="true"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5000" number:language="fr" number:country="F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9P1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19P2" style:volatile="true">
      <number:text>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1P0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2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2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5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35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fr" number:country="FR">
      <number:number number:decimal-places="0" number:min-integer-digits="1" number:grouping="true"/>
      <number:text>    </number:text>
    </number:number-style>
    <number:number-style style:name="N5126P1" style:volatile="true" number:language="fr" number:country="FR">
      <number:number number:decimal-places="0" number:min-integer-digits="1" number:grouping="true"/>
      <number:text>    </number:text>
    </number:number-style>
    <number:number-style style:name="N5126P2" style:volatile="true" number:language="fr" number:country="FR">
      <number:text>-    </number:text>
    </number:number-style>
    <number:text-style style:name="N5126" number:language="fr" number:country="FR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fr" number:country="FR">
      <number:number number:decimal-places="0" number:min-integer-digits="1" number:grouping="true"/>
      <number:text> € </number:text>
    </number:number-style>
    <number:number-style style:name="N5129P1" style:volatile="true" number:language="fr" number:country="FR">
      <number:number number:decimal-places="0" number:min-integer-digits="1" number:grouping="true"/>
      <number:text> € </number:text>
    </number:number-style>
    <number:number-style style:name="N5129P2" style:volatile="true" number:language="fr" number:country="FR">
      <number:text>- €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fr" number:country="FR">
      <number:number number:decimal-places="2" number:min-integer-digits="1" number:grouping="true"/>
      <number:text> € </number:text>
    </number:number-style>
    <number:number-style style:name="N5132P1" style:volatile="true" number:language="fr" number:country="FR">
      <number:number number:decimal-places="2" number:min-integer-digits="1" number:grouping="true"/>
      <number:text> € </number:text>
    </number:number-style>
    <number:number-style style:name="N5132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5132" number:language="fr" number:country="FR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fr" number:country="FR">
      <number:number number:decimal-places="0" number:min-integer-digits="1" number:grouping="true"/>
      <number:text>   </number:text>
    </number:number-style>
    <number:number-style style:name="N513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fr" number:country="FR">
      <number:number number:decimal-places="0" number:min-integer-digits="1" number:grouping="true"/>
      <number:text>   </number:text>
    </number:number-style>
    <number:number-style style:name="N513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4P0"/>
    </number:number-style>
    <number:number-style style:name="N5135P0" style:volatile="true" number:language="fr" number:country="FR">
      <number:number number:decimal-places="2" number:min-integer-digits="1" number:grouping="true"/>
      <number:text>   </number:text>
    </number:number-style>
    <number:number-style style:name="N513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35P0"/>
    </number:number-style>
    <number:number-style style:name="N5136P0" style:volatile="true" number:language="fr" number:country="FR">
      <number:number number:decimal-places="2" number:min-integer-digits="1" number:grouping="true"/>
      <number:text>   </number:text>
    </number:number-style>
    <number:number-style style:name="N513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6P0"/>
    </number:number-style>
    <number:number-style style:name="N5137P0" style:volatile="true" number:language="fr" number:country="FR">
      <number:number number:decimal-places="0" number:min-integer-digits="1" number:grouping="true"/>
      <number:text> €</number:text>
    </number:number-style>
    <number:number-style style:name="N513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37P0"/>
    </number:number-style>
    <number:number-style style:name="N5138P0" style:volatile="true" number:language="fr" number:country="FR">
      <number:number number:decimal-places="0" number:min-integer-digits="1" number:grouping="true"/>
      <number:text> €</number:text>
    </number:number-style>
    <number:number-style style:name="N513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38P0"/>
    </number:number-style>
    <number:number-style style:name="N5139P0" style:volatile="true" number:language="fr" number:country="FR">
      <number:number number:decimal-places="2" number:min-integer-digits="1" number:grouping="true"/>
      <number:text> €</number:text>
    </number:number-style>
    <number:number-style style:name="N5139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9P0"/>
    </number:number-style>
    <number:number-style style:name="N5140P0" style:volatile="true" number:language="fr" number:country="FR">
      <number:number number:decimal-places="2" number:min-integer-digits="1" number:grouping="true"/>
      <number:text> €</number:text>
    </number:number-style>
    <number:number-style style:name="N5140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40P0"/>
    </number:number-style>
    <number:number-style style:name="N5141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41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41P2" style:volatile="true" number:language="fr" number:country="FR">
      <number:text> -    </number:text>
    </number:number-style>
    <number:text-style style:name="N5141" number:language="fr" number:country="FR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2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42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42P2" style:volatile="true" number:language="fr" number:country="FR">
      <number:text> - € </number:text>
    </number:number-style>
    <number:text-style style:name="N5142" number:language="fr" number:country="FR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4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4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43" number:language="fr" number:country="FR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time-style style:name="N5144" number:language="fr" number:country="FR">
      <number:minutes number:style="long"/>
      <number:text>:</number:text>
      <number:seconds number:style="long"/>
    </number:time-style>
    <number:time-style style:name="N514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6" number:language="fr" number:country="FR">
      <number:minutes number:style="long"/>
      <number:text>:</number:text>
      <number:seconds number:style="long" number:decimal-places="1"/>
    </number:time-style>
    <number:number-style style:name="N5147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08"/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727cm" fo:margin-bottom="1.199cm" fo:margin-left="2cm" fo:margin-right="2cm" style:print-page-order="ttb" style:first-page-number="continue" style:scale-to="6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3cm" fo:margin-left="0cm" fo:margin-right="0cm" fo:margin-top="0.947cm"/>
      </style:footer-style>
    </style:page-layout>
    <style:page-layout style:name="Mpm5">
      <style:page-layout-properties style:num-format="1" style:print-orientation="portrait" fo:margin-top="1.727cm" fo:margin-bottom="1.199cm" fo:margin-left="2cm" fo:margin-right="2cm" style:first-page-number="continue" style:scale-to="6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8/10/2018</text:date>, <text:time>15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>
        <style:region-left>
          <text:p><text:span text:style-name="MT1"><text:s/></text:span></text:p>
        </style:region-left>
        <style:region-center>
          <text:p><text:span text:style-name="MT1">Patente <text:s/>35793126 <text:s/>RC 259493 <text:s/>IF 40490851 <text:s/>CNSS 9148695 <text:s/></text:span></text:p>
        </style:region-center>
      </style:footer>
      <style:footer-left style:display="false"/>
    </style:master-page>
    <style:master-page style:name="PageStyle_5f_Feuil1_20_1" style:display-name="PageStyle_Feuil1 1" style:page-layout-name="Mpm5">
      <style:header style:display="false"/>
      <style:header-left style:display="false"/>
      <style:footer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>
      <style:footer-left style:display="false"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-left>
    </style:master-page>
    <style:master-page style:name="PageStyle_5f_Feuil1_20_2" style:display-name="PageStyle_Feuil1 2" style:page-layout-name="Mpm5">
      <style:header style:display="false"/>
      <style:header-left style:display="false"/>
      <style:footer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>
      <style:footer-left style:display="false"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-left>
    </style:master-page>
    <style:master-page style:name="PageStyle_5f_Feuil1_20_3" style:display-name="PageStyle_Feuil1 3" style:page-layout-name="Mpm5">
      <style:header style:display="false"/>
      <style:header-left style:display="false"/>
      <style:footer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>
      <style:footer-left style:display="false">
        <style:region-left>
          <text:p><text:span text:style-name="MT2"><text:s/></text:span></text:p>
        </style:region-left>
        <style:region-center>
          <text:p><text:span text:style-name="MT2">Patente <text:s/>35793126 <text:s/>RC 259493 <text:s/>IF 40490851 <text:s/>CNSS 9148695 <text:s/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print-date>2018-02-23T08:56:27</meta:print-date>
    <meta:creation-date>1996-10-21T11:03:58</meta:creation-date>
    <dc:date>2018-10-08T15:23:45.85</dc:date>
    <meta:generator>OpenOffice.org/3.4.1$Win32 OpenOffice.org_project/341m1$Build-9593</meta:generator>
    <meta:editing-duration>PT14M2S</meta:editing-duration>
    <meta:editing-cycles>5</meta:editing-cycles>
    <meta:document-statistic meta:table-count="3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